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1"/>
    <style:style style:name="P2" style:family="paragraph" style:parent-style-name="UBUcuerpoTrabajo">
      <style:text-properties style:font-name="Liberation Serif"/>
    </style:style>
    <style:style style:name="P3" style:family="paragraph" style:parent-style-name="UBUcuerpoTrabajo" style:list-style-name="L1">
      <style:text-properties style:font-name="Liberation Serif"/>
    </style:style>
    <style:style style:name="P4" style:family="paragraph" style:parent-style-name="UBUcuerpoTrabajo" style:list-style-name="L2">
      <style:text-properties style:font-name="Liberation Serif"/>
    </style:style>
    <style:style style:name="P5" style:family="paragraph" style:parent-style-name="UBUcuerpoTrabajo">
      <style:paragraph-properties fo:break-before="page"/>
      <style:text-properties style:font-name="Liberation Serif"/>
    </style:style>
    <style:style style:name="T1" style:family="text">
      <style:text-properties fo:font-weight="bold" style:font-weight-asian="bold" style:font-weight-complex="bold"/>
    </style:style>
    <style:style style:name="T2"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
      <text:h text:style-name="Heading_20_2" text:outline-level="2">Conclusiones</text:h>
      <text:p text:style-name="P2">Con la aplicación web creada, creo que se satisfacen las necesidades del equipo de coyuntura económica de la Universidad de Burgos, se han cumplido las funcionalidades que se habían propuesto en el principio del desarrollo del proyecto que son:</text:p>
      <text:list xml:id="list5727164489221066174" text:style-name="L2">
        <text:list-item>
          <text:p text:style-name="P4"><text:s/>Se pueden realizar con mayor agilidad y rapidez las tablas y gráficos que se muestran en los boletines de coyuntura económica.</text:p>
        </text:list-item>
        <text:list-item>
          <text:p text:style-name="P4">Permitir la introducción, modificación y borrado de datos(categorías, ámbitos geográficos y años acerca de la coyuntura económica.</text:p>
        </text:list-item>
        <text:list-item>
          <text:p text:style-name="P4">Creación, modificación y borrado de tablas con los datos anteriores.</text:p>
        </text:list-item>
        <text:list-item>
          <text:p text:style-name="P4">Generación y filtrado de gráficos de barras, lineas y radar a partir de los datos de las tablas introducidas.</text:p>
        </text:list-item>
        <text:list-item>
          <text:p text:style-name="P4">Consultar estadísticas de varios años y hacer comparaciones entre ellas.</text:p>
        </text:list-item>
        <text:list-item>
          <text:p text:style-name="P4">Gestión de usuarios, la cual permite modificar y borrar cuentas.</text:p>
        </text:list-item>
        <text:list-item>
          <text:p text:style-name="P4">Administración de solicitudes de registro a la aplicación.</text:p>
          <text:p text:style-name="P4"/>
        </text:list-item>
      </text:list>
      <text:p text:style-name="P2">Respecto al desarrollo del proyecto me gustaría destacar los siguientes puntos:</text:p>
      <text:p text:style-name="P2"><text:s/>Los inicios del desarrollo del proyecto fueron bastante difíciles debido al desconocimiento total que tenía del lenguaje PHP y el bajo nivel de conocimientos acerca del patrón de diseño MVC(Modelo-Vista Controlador) en la realización de un proyecto real, los conocimientos que tenía de JavaScript y Html eran también bastante reducidos, pero después de realizar este trabajo de fin de grado, han aumentado considerablemente. </text:p>
      <text:p text:style-name="P2"><text:s/>La situación con el framework Laravel era parecida, nunca había manejado ninguno, por lo que al crearse un sistema de ficheros tan amplio me sentía bastante abrumado y descolocado. En estos momentos, tengo un conocimiento destacado en este framework. </text:p>
      <text:p text:style-name="P2"><text:s/>Respecto a la herramienta Github, tuve problemas desde el inicio del proyecto ya que no me funcionaba correctamente, (no se realizaban commits,no se subía el proyecto debido al tamaño de la carpeta de los directorios del proyecto en Laravel), por lo que los dos primeros meses tuve que trabajar independientemente del repositorio. Al solucionar este problema, empecé a trabajar ya con la herramienta y según avanzaba el tiempo he ido comprendiéndola mejor y he ido mejorando mis conocimientos sobre metodologías ágiles. </text:p>
      <text:p text:style-name="P2"><text:s/>Después de solucionar mis problemas de conocimiento y mis problemas con el repositorio el proyecto se fue desarrollando de una manera rápida, lo que se puede notar en los sprint de los puntos anteriores.</text:p>
      <text:p text:style-name="P5">Destacar que los conocimientos en bases de datos que he ido obteniendo en la carrera me han ayudado a realizar el proyecto con una mayor rapidez y facilidad.</text:p>
      <text:p text:style-name="UBUcuerpoTrabajo"><text:span text:style-name="T2"><text:s/>Por último, destacar que la realización de la documentación de la memoria y los anexos han contribuido en el aprendizaje de realizar documentos más técnicos y con una organización más clara y acorde al tipo de trabajo qu</text:span>e se está realizado, así como la realización de los diagramas y la gestión de citas bibliográficas. </text:p>
      <text:h text:style-name="Heading_20_2" text:outline-level="2">Lineas de trabajo Futuras </text:h>
      <text:p text:style-name="P2">Debido a la falta de tiempo, algunas de las funcionalidades que se habían propuesto en el principio del desarrollo del proyecto se han quedado sin realizar. Las voy a nombrar en esta parte del proyecto, así como algunas funcionalidades que se nos han ido ocurriendo a medida que se iba realizando la aplicación.</text:p>
      <text:p text:style-name="P2"/>
      <text:list xml:id="list6780172822535753230" text:style-name="L1">
        <text:list-item>
          <text:p text:style-name="P3"><text:span text:style-name="T1">Exportación de ficheros a otros formatos:</text:span> Sería interesante poder exportar todos los datos de las tablas y de los gráficos a otro tipo de ficheros como por ejemplo “.pdf”, “doc”, etc.</text:p>
          <text:p text:style-name="P3"/>
        </text:list-item>
        <text:list-item>
          <text:p text:style-name="P3"><text:span text:style-name="T1">Importación de datos desde organismos: </text:span>Sería la funcionalidad más importante a desarrollar, consistiría en la importación de todos los datos estadísticosgh con los que trabaja la aplicación, desde los organismos más importantes de procesado de datos, como podían ser el INE, el Eurostat, etc.</text:p>
          <text:p text:style-name="P3"/>
        </text:list-item>
        <text:list-item>
          <text:p text:style-name="P3"><text:span text:style-name="T1">Importación de datos desde ficheros:</text:span> El equipo de coyuntura económica guarda los datos y las tablas de antiguos boletines económicos, cada uno con un formato distinto. Por lo que se propone almacenar estos datos en la aplicación, la funcionalidad que se busca consistiría en crear un formato predeterminado de tablas, para obtener otra alternativa de importación de los datos, y así poder importarlos de una manera más sencilla y rápida. </text:p>
          <text:p text:style-name="P3"/>
        </text:list-item>
        <text:list-item>
          <text:p text:style-name="P3"><text:span text:style-name="T1">Multiplataforma:</text:span> Programar la aplicación para que pueda ser utilizada desde dispositivos que usen un sistema operativo distinto de Windows</text:p>
          <text:p text:style-name="P1"/>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text-properties style:font-name="Times New Roman" style:font-size-asian="10.5pt"/>
    </style:style>
    <style:style style:name="Heading_20_1" style:display-name="Heading 1" style:family="paragraph" style:parent-style-name="Heading" style:next-style-name="UBUcuerpoTrabajo" style:default-outline-level="1" style:class="text" style:master-page-name="">
      <style:paragraph-properties fo:margin-left="0.75cm" fo:margin-right="0cm" fo:margin-top="0.801cm" fo:margin-bottom="0.199cm" fo:text-indent="-0.25cm" style:auto-text-indent="false" style:page-number="auto">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fo:background-color="transparent" style:shadow="none">
        <style:tab-stops/>
        <style:background-image/>
      </style:paragraph-properties>
      <style:text-properties style:font-name="Arial"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6</text:editing-cycles> <text:title/><text:modification-date style:data-style-name="N103">30/jun/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3$Win32 OpenOffice.org_project/413m1$Build-9783</meta:generator>
    <dc:date>2017-06-30T15:05:07.10</dc:date>
    <dc:creator>Nelson Páramo Valdivielso</dc:creator>
    <meta:editing-duration>PT3H5M47S</meta:editing-duration>
    <meta:editing-cycles>16</meta:editing-cycles>
    <meta:document-statistic meta:table-count="0" meta:image-count="0" meta:object-count="0" meta:page-count="2" meta:paragraph-count="24" meta:word-count="681" meta:character-count="4317"/>
  </office:meta>
</office:document-meta>
</file>